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68H54M54.038051S" calcext:value-type="time">
            <text:p>1368:5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5H01M17.497S" calcext:value-type="time">
            <text:p>05:0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0H55M35.668S" calcext:value-type="time">
            <text:p>20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07:41:11.7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6T14:36:16.350000000</dc:date>
    <meta:editing-duration>P60DT20H16M31S</meta:editing-duration>
    <meta:editing-cycles>1605</meta:editing-cycles>
    <meta:generator>LibreOffice/7.2.6.2$Windows_X86_64 LibreOffice_project/b0ec3a565991f7569a5a7f5d24fed7f52653d754</meta:generator>
    <dc:creator>Benjamin Laws</dc:creator>
    <meta:document-statistic meta:table-count="2" meta:cell-count="1941" meta:object-count="0"/>
  </office:meta>
</office:document-meta>
</file>